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anual</text:title></text:p>
      <text:p text:style-name="OrgTitle"/>
      <text:h text:style-name="Heading_20_1" text:outline-level="1" text:is-list-header="false">
<text:bookmark-start text:name="OrgXref.org9e0996f"/>
<text:bookmark text:name="org9e0996f"/>Welcome to the Jungle
<text:bookmark-end text:name="OrgXref.org9e0996f"/></text:h>
      <text:p text:style-name="Text_20_body">A JavaScript pixel art RPG<text:line-break/></text:p>
      <text:h text:style-name="Heading_20_2" text:outline-level="2" text:is-list-header="false">
<text:bookmark-start text:name="OrgXref.orgc668f47"/>
<text:bookmark text:name="orgc668f47"/>Usage
<text:bookmark-end text:name="OrgXref.orgc668f47"/></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application</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07daf5e"/>
<text:bookmark text:name="org07daf5e"/>Motivation
<text:bookmark-end text:name="OrgXref.org07daf5e"/></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398200c"/>
<text:bookmark text:name="org398200c"/>Technology Used
<text:bookmark-end text:name="OrgXref.org398200c"/></text:h>
      <text:list text:style-name="OrgNumberedList" text:continue-numbering="false">
        <text:list-item>
          <text:p text:style-name="Text_20_body">JavaScript (obviously)<text:line-break/>Some of the code makes use of jQuery as well.<text:line-break/></text:p>
        </text:list-item>
        <text:list-item>
          <text:p text:style-name="Text_20_body">Git<text:line-break/>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p text:style-name="Horizontal_20_Line"/>
        </text:list-item>
      </text:list>
      <text:h text:style-name="Heading_20_2" text:outline-level="2" text:is-list-header="false">
<text:bookmark-start text:name="OrgXref.org4d37c1b"/>
<text:bookmark text:name="org4d37c1b"/>A note about this document
<text:bookmark-end text:name="OrgXref.org4d37c1b"/></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2:15:11</dc:date>
    <meta:creation-date>2022-07-05T12:15:11</meta:creation-date>
    <meta:generator>Emacs 28.1.50 (Org mode 9.6)</meta:generator>
    <meta:keyword/>
    <dc:subject/>
    <dc:title>Manual</dc:title>
  </office:meta>
</office:document-meta>
</file>